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16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95cm" fo:margin-left="0cm" fo:margin-right="-0.116cm" fo:margin-top="0cm" fo:margin-bottom="0cm" table:align="margins"/>
    </style:style>
    <style:style style:name="Table3.A" style:family="table-column">
      <style:table-column-properties style:column-width="2.492cm" style:rel-column-width="9783*"/>
    </style:style>
    <style:style style:name="Table3.B" style:family="table-column">
      <style:table-column-properties style:column-width="0.25cm" style:rel-column-width="983*"/>
    </style:style>
    <style:style style:name="Table3.C" style:family="table-column">
      <style:table-column-properties style:column-width="6.001cm" style:rel-column-width="23555*"/>
    </style:style>
    <style:style style:name="Table3.D" style:family="table-column">
      <style:table-column-properties style:column-width="0.543cm" style:rel-column-width="2132*"/>
    </style:style>
    <style:style style:name="Table3.E" style:family="table-column">
      <style:table-column-properties style:column-width="7.408cm" style:rel-column-width="29082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42cm" fo:margin-left="2.242cm" fo:margin-right="-0.083cm" fo:margin-top="0cm" fo:margin-bottom="0cm" table:align="margins"/>
    </style:style>
    <style:style style:name="Table4.A" style:family="table-column">
      <style:table-column-properties style:column-width="14.42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7cm" fo:margin-left="9.493cm" fo:margin-right="-0.085cm" table:align="margins"/>
    </style:style>
    <style:style style:name="Table5.A" style:family="table-column">
      <style:table-column-properties style:column-width="7.17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7cm" fo:margin-left="9.493cm" fo:margin-right="-0.085cm" table:align="margins"/>
    </style:style>
    <style:style style:name="Table6.A" style:family="table-column">
      <style:table-column-properties style:column-width="7.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text-align="justify" style:justify-single-word="false">
        <style:tab-stops>
          <style:tab-stop style:position="3.863cm"/>
        </style:tab-stops>
      </style:paragraph-properties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10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Dalam rangka {isi1} {isi2} yang diduga dilakukan oleh {isi3} dan demi kelancaran {isi1} diperlukan keterangan ahli dari {isi4}.</text:p>
                  <text:p text:style-name="P5"><text:s text:c="7"/>Oleh karena itu kami minta bantuannya kiranya dapat ditunjuk pejabat dari instansi Saudara yang pada saatnya nanti akan kami panggil untuk didengar keterangannya.</text:p>
                  <text:p text:style-name="P5"/>
                  <text:p text:style-name="P9"><text:s text:c="8"/>Demikian atas perhatian dan bantuan Saudara, kami ucapkan terima kasih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1:00Z</meta:creation-date>
    <dc:date>2015-09-28T14:01:58.99</dc:date>
    <meta:editing-cycles>12</meta:editing-cycles>
    <meta:editing-duration>PT18M59S</meta:editing-duration>
    <meta:document-statistic meta:table-count="6" meta:image-count="0" meta:object-count="0" meta:page-count="1" meta:paragraph-count="27" meta:word-count="90" meta:character-count="682"/>
    <meta:template xlink:type="simple" xlink:actuate="onRequest" xlink:title="" xlink:href="Normal.dotm"/>
  </office:meta>
</office:document-meta>
</file>